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ploye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12345" table:style-name="ce1">
            <text:p>12345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Jones</text:p>
          </table:table-cell>
          <table:table-cell office:value-type="date" office:date-value="2011-01-01T00:00:00" table:style-name="ce2">
            <text:p>1/1/2011</text:p>
          </table:table-cell>
          <table:table-cell office:value-type="string" table:style-name="ce1">
            <text:p>Plumbing</text:p>
          </table:table-cell>
          <table:table-cell table:number-columns-repeated="16379"/>
        </table:table-row>
        <table:table-row table:style-name="ro1">
          <table:table-cell office:value-type="float" office:value="54321" table:style-name="ce1">
            <text:p>54321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Murry</text:p>
          </table:table-cell>
          <table:table-cell office:value-type="date" office:date-value="2011-02-14T00:00:00" table:style-name="ce2">
            <text:p>2/14/2011</text:p>
          </table:table-cell>
          <table:table-cell office:value-type="string" table:style-name="ce1">
            <text:p>Art</text:p>
          </table:table-cell>
          <table:table-cell table:number-columns-repeated="16379"/>
        </table:table-row>
        <table:table-row table:style-name="ro1">
          <table:table-cell office:value-type="float" office:value="23456" table:style-name="ce1">
            <text:p>23456</text:p>
          </table:table-cell>
          <table:table-cell office:value-type="string" table:style-name="ce1">
            <text:p>Tex</text:p>
          </table:table-cell>
          <table:table-cell office:value-type="string" table:style-name="ce1">
            <text:p>Ridder</text:p>
          </table:table-cell>
          <table:table-cell office:value-type="date" office:date-value="2000-03-05T00:00:00" table:style-name="ce2">
            <text:p>3/5/2000</text:p>
          </table:table-cell>
          <table:table-cell office:value-type="string" table:style-name="ce1">
            <text:p>Music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End</text:p>
          </table:table-cell>
          <table:table-cell office:value-type="date" office:date-value="2001-01-01T00:00:00" table:style-name="ce2">
            <text:p>1/1/2001</text:p>
          </table:table-cell>
          <table:table-cell office:value-type="string" table:style-name="ce1">
            <text:p>Bogus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office:value-type="string" table:style-name="ce1">
            <text:p>A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C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C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C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6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office:value-type="string" table:style-name="ce1">
            <text:p>A_1</text:p>
          </table:table-cell>
          <table:table-cell office:value-type="string" table:style-name="ce1">
            <text:p>B_1</text:p>
          </table:table-cell>
          <table:table-cell office:value-type="string" table:style-name="ce1">
            <text:p>C_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_2</text:p>
          </table:table-cell>
          <table:table-cell office:value-type="string" table:style-name="ce1">
            <text:p>B_2</text:p>
          </table:table-cell>
          <table:table-cell office:value-type="string" table:style-name="ce1">
            <text:p>C_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_3</text:p>
          </table:table-cell>
          <table:table-cell office:value-type="string" table:style-name="ce1">
            <text:p>B_3</text:p>
          </table:table-cell>
          <table:table-cell office:value-type="string" table:style-name="ce1">
            <text:p>C_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_5</text:p>
          </table:table-cell>
          <table:table-cell office:value-type="string" table:style-name="ce1">
            <text:p>B_5</text:p>
          </table:table-cell>
          <table:table-cell office:value-type="string" table:style-name="ce1">
            <text:p>C_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_6</text:p>
          </table:table-cell>
          <table:table-cell office:value-type="string" table:style-name="ce1">
            <text:p>B_6</text:p>
          </table:table-cell>
          <table:table-cell office:value-type="string" table:style-name="ce1">
            <text:p>C_6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/</number:text>
      <number:day/>
      <number:text>/</number:text>
      <number:year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 Joe DiMauro</meta:initial-creator>
    <dc:creator> Joe DiMauro</dc:creator>
    <meta:creation-date>2011-06-06T15:12:13Z</meta:creation-date>
    <dc:date>2011-06-15T14:04:39Z</dc:date>
  </office:meta>
</office:document-meta>
</file>